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1" svg:font-family="Tahoma"/>
    <style:font-face style:name="Times new roman" svg:font-family="'Times new roman'" style:font-adornments="Bold" style:font-family-generic="roman"/>
    <style:font-face style:name="Times new roman1" svg:font-family="'Times new roman'" style:font-adornments="Italic"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subheading_5f_general">
      <style:paragraph-properties fo:text-align="center" style:justify-single-word="false"/>
    </style:style>
    <style:style style:name="P3" style:family="paragraph" style:parent-style-name="heading_5f_preface">
      <style:paragraph-properties fo:text-align="center" style:justify-single-word="false"/>
    </style:style>
    <style:style style:name="P4"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5"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6"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7" style:family="paragraph" style:parent-style-name="Standard">
      <style:paragraph-properties style:line-height-at-least="0.1665in" fo:text-align="center" style:justify-single-word="false" fo:hyphenation-ladder-count="no-limit">
        <style:tab-stops>
          <style:tab-stop style:position="3.1339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8" style:family="paragraph" style:parent-style-name="Standard">
      <style:text-properties style:font-name="Times New Roman2" fo:letter-spacing="-0.002in" fo:language="en" fo:country="GB" fo:font-weight="bold" style:font-weight-asian="bold" style:font-name-complex="Times New Roman2" style:font-weight-complex="bold"/>
    </style:style>
    <style:style style:name="P9"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10"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11"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fo:font-variant="small-caps" style:font-name="Times New Roman2" fo:letter-spacing="-0.002in" fo:language="en" fo:country="GB" style:font-name-complex="Times New Roman2" fo:hyphenate="false" fo:hyphenation-remain-char-count="2" fo:hyphenation-push-char-count="2"/>
    </style:style>
    <style:style style:name="P12"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fo:hyphenate="false" fo:hyphenation-remain-char-count="2" fo:hyphenation-push-char-count="2"/>
    </style:style>
    <style:style style:name="P13"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14"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5"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fo:hyphenate="false" fo:hyphenation-remain-char-count="2" fo:hyphenation-push-char-count="2"/>
    </style:style>
    <style:style style:name="P16" style:family="paragraph" style:parent-style-name="Standard" style:list-style-name="L1">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7" style:family="paragraph" style:parent-style-name="Standard" style:list-style-name="L2">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8" style:family="paragraph" style:parent-style-name="Standard" style:list-style-name="L3">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T1" style:family="text">
      <style:text-properties style:font-name="Times New Roman2" fo:letter-spacing="-0.002in" fo:language="en" fo:country="GB" fo:font-weight="bold" style:font-weight-asian="bold" style:font-name-complex="Times New Roman2" style:font-weight-complex="bold"/>
    </style:style>
    <style:style style:name="T2" style:family="text">
      <style:text-properties style:font-name="Times New Roman2" fo:letter-spacing="-0.002in" fo:language="en" fo:country="GB" style:font-name-complex="Times New Roman2"/>
    </style:style>
    <style:style style:name="T3" style:family="text">
      <style:text-properties style:font-name="Times New Roman2" fo:letter-spacing="-0.002in" fo:language="en" fo:country="GB" fo:font-style="italic" style:font-style-asian="italic" style:font-name-complex="Times New Roman2" style:font-style-complex="italic"/>
    </style:style>
    <style:style style:name="T4" style:family="text">
      <style:text-properties style:text-position="super 58%"/>
    </style:style>
    <style:style style:name="Sect1" style:family="section">
      <style:section-properties fo:background-color="transparent" text:dont-balance-text-columns="false" BungeniSectionType="body" style:editable="false">
        <style:columns fo:column-count="1" fo:column-gap="0in"/>
        <style:background-image/>
      </style:section-properties>
    </style:style>
    <style:style style:name="Sect2" style:family="section">
      <style:section-properties fo:background-color="#00ffff" fo:margin-left="0.3in" fo:margin-right="0in" BungeniSectionType="MastHead" __BungeniMetaEditable="false" style:editable="false">
        <style:columns fo:column-count="1" fo:column-gap="0in"/>
        <style:background-image/>
      </style:section-properties>
    </style:style>
    <style:style style:name="Sect3" style:family="section">
      <style:section-properties fo:background-color="#00ffff" BungeniSectionType="Observation" style:editable="false">
        <style:columns fo:column-count="1" fo:column-gap="0in"/>
        <style:background-image/>
      </style:section-properties>
    </style:style>
    <style:style style:name="Sect4" style:family="section">
      <style:section-properties fo:background-color="#00ffff" BungeniSectionType="GroupActivity" __BungeniMetaEditable="false" style:editable="false">
        <style:columns fo:column-count="1" fo:column-gap="0in"/>
        <style:background-image/>
      </style:section-properties>
    </style:style>
    <style:style style:name="Sect5" style:family="section">
      <style:section-properties fo:background-color="#0ff000" BungeniSectionType="TabledDocuments" __BungeniMetaEditable="false" style:editable="false">
        <style:columns fo:column-count="1" fo:column-gap="0in"/>
        <style:background-image/>
      </style:section-properties>
    </style:style>
    <style:style style:name="Sect6" style:family="section">
      <style:section-properties fo:background-color="#044000" fo:margin-left="0.3in" fo:margin-right="0in" BungeniSectionType="TabledDocumentsList" __BungeniMetaEditable="false" style:editable="false">
        <style:columns fo:column-count="1" fo:column-gap="0in"/>
        <style:background-image/>
      </style:section-properties>
    </style:style>
    <style:style style:name="Sect7" style:family="section">
      <style:section-properties fo:background-color="#00ffff" BungeniSectionType="Observation" __BungeniMetaEditable="false" style:editable="false">
        <style:columns fo:column-count="1" fo:column-gap="0in"/>
        <style:background-image/>
      </style:section-properties>
    </style:style>
    <style:style style:name="Sect8" style:family="section">
      <style:section-properties fo:background-color="#00ffff" fo:margin-left="0.3in" fo:margin-right="0in" BungeniSectionType="MotionsContainer" __BungeniMetaEditable="false" style:editable="false">
        <style:columns fo:column-count="1" fo:column-gap="0in"/>
        <style:background-image/>
      </style:section-properties>
    </style:style>
    <style:style style:name="Sect9" style:family="section">
      <style:section-properties fo:background-color="#aa0000" fo:margin-left="0.5in" fo:margin-right="0in" BungeniSectionType="Motion" __BungeniMetaEditable="true" BungeniMotionNo="3" BungeniMotionTitle="Adoption of CPA" BungeniMotionURI="ken.motion.adjust_cpa" BungeniMotionName="Adoption of 35TH CPA &#9;(Africa Region) Report " __BungeniMetaEditor="toolbarSubAction.makeDebateMotionBlockSection.section_creation" style:editable="false">
        <style:columns fo:column-count="1" fo:column-gap="0in"/>
        <style:background-image/>
      </style:section-properties>
    </style:style>
    <style:style style:name="Sect10" style:family="section">
      <style:section-properties fo:background-color="#00ffff" fo:margin-left="0.6in" fo:margin-right="0in" BungeniSectionType="Speech" __BungeniMetaEditable="true" BungeniMotionNo="3" BungeniMotionTitle="Adoption of CPA" BungeniMotionURI="ken.motion.adjust_cpa" BungeniMotionName="Adoption of 35TH CPA &#9;(Africa Region) Report " __BungeniMetaEditor="toolbarSubAction.makeDebateSpeechBlockSection.section_creation" BungeniPersonID="4" BungeniPersonRole="4" BungeniSpeechByURI="ken.person.Francis.Acheka.1951-12-10" BungeniSpeechBy="Francis Acheka" style:editable="false">
        <style:columns fo:column-count="1" fo:column-gap="0in"/>
        <style:background-image/>
      </style:section-properties>
    </style:style>
    <style:style style:name="Sect11" style:family="section">
      <style:section-properties fo:background-color="#aa0000" fo:margin-left="0.5in" fo:margin-right="0in" BungeniSectionType="Motion" __BungeniMetaEditable="true" BungeniMotionNo="4" BungeniMotionTitle="Adoption of 45th Session of Executive Committeeand 27th APU Conference Reports " BungeniMotionURI="ken.motion.adoption_of_report" BungeniMotionName="Adoption of 45th Session of Executive Committeeand 27th APU Conference Reports " __BungeniMetaEditor="toolbarSubAction.makeDebateMotionBlockSection.section_creation" style:editable="false">
        <style:columns fo:column-count="1" fo:column-gap="0in"/>
        <style:background-image/>
      </style:section-properties>
    </style:style>
    <style:style style:name="Sect12" style:family="section">
      <style:section-properties fo:background-color="#00ffff" fo:margin-left="0.6in" fo:margin-right="0in" BungeniSectionType="Speech" __BungeniMetaEditable="true" BungeniMotionNo="4" BungeniMotionTitle="Adoption of 45th Session of Executive Committeeand 27th APU Conference Reports " BungeniMotionURI="ken.motion.adoption_of_report" BungeniMotionName="Adoption of 45th Session of Executive Committeeand 27th APU Conference Reports " __BungeniMetaEditor="toolbarSubAction.makeDebateSpeechBlockSection.section_creation" BungeniPersonID="2" BungeniPersonRole="Speaker" BungeniSpeechByURI="ken.person.Francis.NoKibaki.1951-12-08" BungeniSpeechBy="Francis NoKibaki" style:editable="false">
        <style:columns fo:column-count="1" fo:column-gap="0in"/>
        <style:background-image/>
      </style:section-properties>
    </style:style>
    <style:style style:name="Sect13" style:family="section">
      <style:section-properties fo:background-color="#00ffff" BungeniSectionType="ActionEvent" __BungeniMetaEditable="false" BungeniActionEvent="Adjournment" style:editable="false">
        <style:columns fo:column-count="1" fo:column-gap="0in"/>
        <style:background-image/>
      </style:section-properties>
    </style:style>
    <style:style style:name="Sect14" style:family="section">
      <style:section-properties fo:margin-left="0.6in" fo:margin-right="0in" BungeniSectionType="Speech" __BungeniMetaEditable="true" BungeniActionEvent="Adjournment" BungeniPersonID="305" BungeniPersonRole="305" BungeniSpeechByURI="ken.person.Kipkalia.Tegere.1945-03-10" BungeniSpeechBy="Kipkalia Tegere" __BungeniMetaEditor="toolbarSubAction.makeDebateSpeechBlockSection.section_creation" style:editable="false">
        <style:columns fo:column-count="1" fo:column-gap="0in"/>
      </style:section-properties>
    </style:style>
    <style:style style:name="Sect15" style:family="section">
      <style:section-properties fo:background-color="#ffff00" BungeniSectionType="Conclusion" __BungeniMetaEditable="false"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p text:style-name="Standard"/>
        <text:section text:style-name="Sect2" text:name="masthead">
          <text:p text:style-name="P3"><text:s/>NATIONAL ASSEMBLY</text:p>
          <text:p text:style-name="P5"/>
          <text:p text:style-name="P2"><text:tab/>OFFICIAL REPORT</text:p>
          <text:p text:style-name="P9"/>
          <text:p text:style-name="P10"><text:tab/><text:reference-mark-start text:name="mBungeniOfficialDate:5332"/>Thursday 17<text:span text:style-name="T4">th</text:span> December 2008<text:reference-mark-end text:name="mBungeniOfficialDate:5332"/></text:p>
          <text:p text:style-name="P9"/>
          <text:p text:style-name="P4"><text:tab/>The House met at <text:reference-mark-start text:name="mBungeniOfficialTime:4028"/>8:22<text:reference-mark-end text:name="mBungeniOfficialTime:4028"/></text:p>
          <text:p text:style-name="Standard"/>
        </text:section>
        <text:p text:style-name="Standard"/>
        <text:section text:style-name="Sect3" text:name="comment1">
          <text:p text:style-name="observation">[Mr. Deputy Speaker in the Chair] </text:p>
        </text:section>
        <text:p text:style-name="P4"><text:tab/></text:p>
        <text:section text:style-name="Sect4" text:name="comment2">
          <text:p text:style-name="P7">PRAYERS</text:p>
        </text:section>
        <text:p text:style-name="P4"/>
        <text:section text:style-name="Sect5" text:name="papers1">
          <text:p text:style-name="heading_5f_papers">PAPERS LAID</text:p>
          <text:p text:style-name="subheading_5f_papers"><text:tab/>The following Papers were laid on the Table:-</text:p>
          <text:section text:style-name="Sect6" text:name="tbldocs1">
            <text:list xml:id="list833646451" text:style-name="L1">
              <text:list-item>
                <text:p text:style-name="P16">The Report of the Commonwealth Parliamentary Association (CPA) Kenya branch delegation to the 35th CPA (Africa Region) conference held in Lobamba, Swaziland from 7th August, 2004 to 15th August, 2004.</text:p>
              </text:list-item>
              <text:list-item>
                <text:p text:style-name="P16">The Report of the 45th Session of the Executive Committee and the 27th Conference of the African Parliamentary Union held in Algiers, Algeria on 27th November, 2004, to 1st December, 2004.</text:p>
              </text:list-item>
            </text:list>
          </text:section>
          <text:p text:style-name="observation"><text:tab/></text:p>
          <text:section text:style-name="Sect7" text:name="comment3">
            <text:p text:style-name="observation">(By Mr. Khamasi)</text:p>
          </text:section>
          <text:p text:style-name="P5"><text:tab/></text:p>
          <text:p text:style-name="P5"><text:tab/></text:p>
          <text:section text:style-name="Sect6" text:name="tbldocs2">
            <text:list xml:id="list1644587178" text:style-name="L2">
              <text:list-item>
                <text:p text:style-name="P17">The Report of the first and second sessions of the Pan-African Parliament of the African Union.</text:p>
              </text:list-item>
            </text:list>
            <text:p text:style-name="P5"/>
          </text:section>
          <text:p text:style-name="observation"><text:tab/></text:p>
          <text:section text:style-name="Sect7" text:name="comment4">
            <text:p text:style-name="observation">(By the Assistant Minister </text:p>
            <text:p text:style-name="observation"><text:tab/>for Finance (Mr. Obwocha)</text:p>
            <text:p text:style-name="observation"/>
          </text:section>
          <text:p text:style-name="P6"><text:tab/></text:p>
          <text:section text:style-name="Sect6" text:name="tbldocs3">
            <text:list xml:id="list1585649035" text:style-name="L3">
              <text:list-item>
                <text:p text:style-name="P18">The Annual Report and Accounts of Moi Teaching and Referral Hospital for the year ended 30th June, 2001 and the Certificate thereof by the Controller and Auditor-General.</text:p>
              </text:list-item>
            </text:list>
            <text:p text:style-name="P5"/>
          </text:section>
          <text:p text:style-name="observation"><text:tab/></text:p>
          <text:section text:style-name="Sect7" text:name="comment5">
            <text:p text:style-name="observation">(By the Assistant Minister for </text:p>
            <text:p text:style-name="observation"><text:tab/>Finance (Mr. Obwocha) on behalf </text:p>
            <text:p text:style-name="observation"><text:tab/>of the Minister for Health)</text:p>
          </text:section>
          <text:p text:style-name="P5"/>
        </text:section>
        <text:section text:style-name="Sect8" text:name="allmotions1">
          <text:p text:style-name="heading_5f_motion"><text:soft-page-break/>NOTICES OF MOTIONS</text:p>
          <text:p text:style-name="P5"/>
          <text:p text:style-name="P11"><text:tab/></text:p>
          <text:section text:style-name="Sect9" text:name="motion1">
            <text:p text:style-name="heading_5f_motion">Adoption of 35TH CPA <text:s/>(Africa Region) Report</text:p>
            <text:p text:style-name="P13"><text:tab/></text:p>
            <text:section text:style-name="Sect10" text:name="speech1">
              <text:p text:style-name="P13"><text:reference-mark-start text:name="BungeniSpeechBy:FrancisAcheka7081"/>Mr Acheka:<text:reference-mark-end text:name="BungeniSpeechBy:FrancisAcheka7081"/></text:p>
              <text:p text:style-name="P8"><text:s/></text:p>
              <text:p text:style-name="P14">Mr. Deputy Speaker, Sir, I beg to give notice of the following Motions:-</text:p>
              <text:p text:style-name="P14"><text:tab/>THAT, this House adopts the Report of the Commonwealth Parliamentary Association (CPA), Kenya Branch delegation to the 35th CPA Africa Region Conference held in Lobamba, Swaziland from 7th August, 2004 to 15th August, 2004 laid on the Table of the House on Thursday, 9th December, 2004.</text:p>
            </text:section>
            <text:p text:style-name="P5"/>
          </text:section>
          <text:section text:style-name="Sect11" text:name="motion2">
            <text:p text:style-name="heading_5f_motion"><text:bookmark-start text:name="DDE_LINK1"/>Adoption of Report of First and Second Sessions of Pan African Parliament<text:bookmark-end text:name="DDE_LINK1"/></text:p>
            <text:section text:style-name="Sect12" text:name="speech2">
              <text:p text:style-name="P15"><text:reference-mark-start text:name="BungeniSpeechBy:FrancisNoKibaki9586"/><text:span text:style-name="T2">Mr. NoKibaki </text:span><text:reference-mark-end text:name="BungeniSpeechBy:FrancisNoKibaki9586"/><text:reference-mark-start text:name="BungeniSpeechAs:5420"/><text:span text:style-name="T2">(Assistant Minister of Finance)</text:span><text:reference-mark-end text:name="BungeniSpeechAs:5420"/></text:p>
              <text:p text:style-name="P14"/>
              <text:p text:style-name="P14"><text:s/>Mr. Deputy Speaker, Sir, I beg to give notice of the following Motion:-</text:p>
              <text:p text:style-name="P14"><text:tab/>THAT, this House adopts the Report of the first and second sessions of the Pan African Parliament of the African Union laid on the Table of this House on Thursday, 9th December, 2004.</text:p>
            </text:section>
          </text:section>
          <text:p text:style-name="P14"/>
        </text:section>
        <text:p text:style-name="Standard"/>
        <text:p text:style-name="Standard"/>
        <text:section text:style-name="Sect13" text:name="actionevt1">
          <text:p text:style-name="heading_5f_general">ADJOURNEMENT </text:p>
          <text:section text:style-name="Sect14" text:name="speech3">
            <text:p text:style-name="P12"><text:reference-mark-start text:name="BungeniSpeechBy:KipkaliaTegere7531"/><text:span text:style-name="T1">Mr.Dy Speaker</text:span><text:reference-mark-end text:name="BungeniSpeechBy:KipkaliaTegere7531"/><text:span text:style-name="T1"> (</text:span><text:reference-mark-start text:name="BungeniSpeechAs:3142"/><text:span text:style-name="T1">Mr.Tegere)</text:span><text:reference-mark-end text:name="BungeniSpeechAs:3142"/></text:p>
            <text:p text:style-name="P12"><text:span text:style-name="T2">Hon. Members, the House is, therefore adjorned </text:span><text:span text:style-name="T3">sine die</text:span><text:span text:style-name="T2">. <text:s text:c="2"/></text:span></text:p>
          </text:section>
        </text:section>
        <text:p text:style-name="P5"><text:tab/></text:p>
        <text:section text:style-name="Sect15" text:name="concl1">
          <text:p text:style-name="observation"><text:tab/></text:p>
          <text:section text:style-name="Sect7" text:name="comment6">
            <text:p text:style-name="observation">The House rose at <text:reference-mark-start text:name="BungeniHouseClosingTime:8318"/>9.50 p.m. <text:reference-mark-end text:name="BungeniHouseClosingTime:8318"/></text:p>
          </text:section>
        </text:section>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1" svg:font-family="Tahoma"/>
    <style:font-face style:name="Times new roman" svg:font-family="'Times new roman'" style:font-adornments="Bold" style:font-family-generic="roman"/>
    <style:font-face style:name="Times new roman1" svg:font-family="'Times new roman'" style:font-adornments="Italic"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otice-plain" style:family="paragraph" style:parent-style-name="Heading_20_2" style:class="text">
      <style:paragraph-properties fo:background-color="transparent">
        <style:background-image/>
      </style:paragraph-properties>
    </style:style>
    <style:style style:name="prayers" style:family="paragraph" style:parent-style-name="Heading_20_1" style:auto-update="true" style:class="chapter" style:master-page-name="" style:default-outline-level="1">
      <style:paragraph-properties fo:text-align="center" style:justify-single-word="false" style:page-number="auto" fo:background-color="#ffff99" style:shadow="none">
        <style:tab-stops/>
        <style:background-image/>
      </style:paragraph-properties>
      <style:text-properties style:font-name="Times New Roman1" fo:font-size="16.1000003814697pt"/>
    </style:style>
    <style:style style:name="papers" style:family="paragraph" style:parent-style-name="Heading_20_1" style:class="text" style:default-outline-level="2">
      <style:paragraph-properties fo:margin-top="0.0299in" fo:margin-bottom="0.0201in" fo:text-align="center" style:justify-single-word="false" fo:background-color="#e6e6ff" fo:padding="0in" fo:border="none" style:shadow="none">
        <style:background-image/>
      </style:paragraph-properties>
      <style:text-properties style:font-name="Times New Roman" fo:font-size="14pt" fo:font-style="normal" style:font-size-asian="13pt" style:font-size-complex="13pt"/>
    </style:style>
    <style:style style:name="paper-details" style:family="paragraph" style:parent-style-name="Text_20_body" style:class="text" style:default-outline-level="3">
      <style:paragraph-properties fo:background-color="#e6e6e6" fo:padding="0in" fo:border="none" style:shadow="none">
        <style:background-image/>
      </style:paragraph-properties>
      <style:text-properties fo:font-size="11pt" style:font-size-asian="11pt" style:font-size-complex="11pt"/>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notice-of-motion" style:family="paragraph" style:parent-style-name="Heading_20_1" style:class="text" style:default-outline-level="4">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notice" style:family="paragraph" style:parent-style-name="Heading_20_2" style:class="text" style:default-outline-level="5">
      <style:paragraph-properties fo:text-align="center" style:justify-single-word="false" fo:background-color="#ffcc99">
        <style:background-image/>
      </style:paragraph-properties>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noticetext" style:family="paragraph" style:parent-style-name="Standard" style:class="text">
      <style:paragraph-properties fo:background-color="#ff9966">
        <style:background-image/>
      </style:paragraph-properties>
      <style:text-properties fo:font-size="11pt" style:font-size-asian="11pt" style:font-size-complex="11pt"/>
    </style:style>
    <style:style style:name="session" style:family="paragraph" style:parent-style-name="Heading_20_1" style:class="text">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agenda" style:family="paragraph" style:parent-style-name="Heading_20_2" style:class="text">
      <style:paragraph-properties fo:margin-top="0.0098in" fo:margin-bottom="0.0799in"/>
      <style:text-properties style:font-name="Times New Roman" fo:font-size="12pt" fo:font-style="normal" style:font-size-asian="12pt" style:font-style-asian="normal" style:font-size-complex="12pt" style:font-style-complex="normal"/>
    </style:style>
    <style:style style:name="question" style:family="paragraph" style:parent-style-name="Text_20_body" style:class="text">
      <style:paragraph-properties fo:margin-top="0.0598in" fo:margin-bottom="0.0598in" fo:background-color="#9999ff">
        <style:background-image/>
      </style:paragraph-properties>
      <style:text-properties fo:font-size="11pt" style:font-size-asian="11pt" style:font-size-complex="11pt"/>
    </style:style>
    <style:style style:name="speech" style:family="paragraph" style:parent-style-name="Standard">
      <style:paragraph-properties fo:margin-top="0.0598in" fo:margin-bottom="0.0598in" fo:background-color="#ccccff">
        <style:background-image/>
      </style:paragraph-properties>
      <style:text-properties fo:font-size="11pt"/>
    </style:style>
    <style:style style:name="answer" style:family="paragraph" style:parent-style-name="Standard">
      <style:paragraph-properties fo:margin-top="0.0598in" fo:margin-bottom="0.0598in" fo:background-color="#9999cc">
        <style:background-image/>
      </style:paragraph-properties>
      <style:text-properties fo:font-size="11pt" style:font-size-asian="11pt" style:font-size-complex="11pt"/>
    </style:style>
    <style:style style:name="agenda-plain" style:family="paragraph" style:parent-style-name="agenda">
      <style:paragraph-properties fo:background-color="transparent">
        <style:background-image/>
      </style:paragraph-properties>
    </style:style>
    <style:style style:name="prayers-plain" style:family="paragraph" style:parent-style-name="prayers">
      <style:paragraph-properties fo:background-color="transparent">
        <style:background-image/>
      </style:paragraph-properties>
    </style:style>
    <style:style style:name="papers-plain" style:family="paragraph" style:parent-style-name="papers">
      <style:paragraph-properties fo:background-color="transparent">
        <style:background-image/>
      </style:paragraph-properties>
    </style:style>
    <style:style style:name="paper-details-plain" style:family="paragraph" style:parent-style-name="paper-details">
      <style:paragraph-properties fo:background-color="transparent">
        <style:background-image/>
      </style:paragraph-properties>
    </style:style>
    <style:style style:name="comment-plain" style:family="paragraph" style:parent-style-name="comment">
      <style:paragraph-properties fo:background-color="transparent">
        <style:background-image/>
      </style:paragraph-properties>
    </style:style>
    <style:style style:name="notice-of-motion-plain" style:family="paragraph" style:parent-style-name="notice-of-motion">
      <style:paragraph-properties fo:background-color="transparent">
        <style:background-image/>
      </style:paragraph-properties>
    </style:style>
    <style:style style:name="noticetext-plain" style:family="paragraph" style:parent-style-name="noticetext">
      <style:paragraph-properties fo:background-color="transparent">
        <style:background-image/>
      </style:paragraph-properties>
    </style:style>
    <style:style style:name="session-plain" style:family="paragraph" style:parent-style-name="session">
      <style:paragraph-properties fo:background-color="transparent">
        <style:background-image/>
      </style:paragraph-properties>
    </style:style>
    <style:style style:name="question-plain" style:family="paragraph" style:parent-style-name="question">
      <style:paragraph-properties fo:margin-top="0.0598in" fo:margin-bottom="0.0598in" fo:background-color="transparent">
        <style:background-image/>
      </style:paragraph-properties>
    </style:style>
    <style:style style:name="speech-plain" style:family="paragraph" style:parent-style-name="speech">
      <style:paragraph-properties fo:background-color="transparent">
        <style:background-image/>
      </style:paragraph-properties>
    </style:style>
    <style:style style:name="answer-plain" style:family="paragraph" style:parent-style-name="answer">
      <style:paragraph-properties fo:background-color="transparent">
        <style:background-image/>
      </style:paragraph-properties>
    </style:style>
    <style:style style:name="question-title" style:family="paragraph" style:parent-style-name="Heading_20_2" style:auto-update="true" style:class="text" style:default-outline-level="7">
      <style:paragraph-properties fo:margin-top="0.0299in" fo:margin-bottom="0.0201in" fo:background-color="#e6e6ff" fo:padding="0in" fo:border="none" style:shadow="none">
        <style:background-image/>
      </style:paragraph-properties>
      <style:text-properties fo:font-size="13pt" fo:font-style="normal"/>
    </style:style>
    <style:style style:name="question-text" style:family="paragraph" style:parent-style-name="Heading_20_3" style:auto-update="true" style:class="text">
      <style:paragraph-properties fo:margin-left="0.0799in" fo:margin-right="0in" fo:margin-top="0.0098in" fo:margin-bottom="0.0201in" fo:text-indent="0in" style:auto-text-indent="false" fo:background-color="transparent" fo:padding="0in" fo:border="none" style:shadow="none">
        <style:tab-stops/>
        <style:background-image/>
      </style:paragraph-properties>
      <style:text-properties fo:font-size="12pt" fo:font-weight="normal"/>
    </style:style>
    <style:style style:name="speech-text" style:family="paragraph" style:parent-style-name="Heading_20_3" style:auto-update="true" style:class="text" style:default-outline-level="8">
      <style:paragraph-properties fo:margin-left="0.0799in" fo:margin-right="0in" fo:margin-top="0.0098in" fo:margin-bottom="0.0201in" fo:text-indent="0in" style:auto-text-indent="false" fo:background-color="transparent" fo:padding="0in" fo:border="none" style:shadow="none">
        <style:background-image/>
      </style:paragraph-properties>
      <style:text-properties fo:font-size="11pt" fo:font-weight="normal"/>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qa-title" style:family="paragraph" style:parent-style-name="Heading_20_2" style:class="text" style:default-outline-level="6">
      <style:paragraph-properties fo:text-align="center" style:justify-single-word="false" fo:background-color="#e6e6e6" fo:padding="0in" fo:border="none" style:shadow="none">
        <style:background-image/>
      </style:paragraph-properties>
      <style:text-properties fo:font-style="normal"/>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imes new roman" fo:font-weight="bold"/>
    </style:style>
    <style:style style:name="subheading_5f_motion" style:display-name="subheading_motion" style:family="paragraph" style:parent-style-name="Heading_20_2" style:class="text">
      <style:text-properties style:font-name="Times new roman" fo:font-size="13pt" fo:font-style="normal" style:font-weight-asian="normal" style:font-weight-complex="normal"/>
    </style:style>
    <style:style style:name="subtitle_5f_motion" style:display-name="subtitle_motion" style:family="paragraph" style:parent-style-name="Heading_20_3" style:class="text">
      <style:text-properties style:font-name="Times new roman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style style:name="heading_5f_papers" style:display-name="heading_papers" style:family="paragraph" style:parent-style-name="heading_5f_preface"/>
    <style:style style:name="heading_5f_general" style:display-name="heading_general" style:family="paragraph" style:parent-style-name="Heading_20_1"/>
    <style:style style:name="subheading_5f_general" style:display-name="subheading_general" style:family="paragraph" style:parent-style-name="Heading_20_2"/>
    <style:style style:name="subheading_5f_papers" style:display-name="subheading_papers" style:family="paragraph" style:parent-style-name="subheading_5f_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HANSARD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ashok hariharan</meta:initial-creator>
    <meta:creation-date>2008-12-16T08:22:07</meta:creation-date>
    <dc:creator>ashok hariharan</dc:creator>
    <dc:date>2009-01-19T14:03:11</dc:date>
    <meta:editing-cycles>7</meta:editing-cycles>
    <meta:editing-duration>PT00H49M19S</meta:editing-duration>
    <meta:document-statistic meta:table-count="0" meta:image-count="0" meta:object-count="0" meta:page-count="2" meta:paragraph-count="44" meta:word-count="320" meta:character-count="1954"/>
    <meta:user-defined meta:name="BungeniCountryCode">ken</meta:user-defined>
    <meta:user-defined meta:name="BungeniDocAuthor">user.Ashok</meta:user-defined>
    <meta:user-defined meta:name="BungeniDocPart">main</meta:user-defined>
    <meta:user-defined meta:name="BungeniDocType">debaterecord</meta:user-defined>
    <meta:user-defined meta:name="BungeniExpAuthor">user.Ashok</meta:user-defined>
    <meta:user-defined meta:name="BungeniExpAuthorURI">user.Ashok</meta:user-defined>
    <meta:user-defined meta:name="BungeniExpDate">2008-12-16</meta:user-defined>
    <meta:user-defined meta:name="BungeniExpDateName">expDate</meta:user-defined>
    <meta:user-defined meta:name="BungeniExpURI">/ken/debaterecord/2008-12-16/eng@/main</meta:user-defined>
    <meta:user-defined meta:name="BungeniLanguageCode">eng</meta:user-defined>
    <meta:user-defined meta:name="BungeniManAuthor">user.Ashok</meta:user-defined>
    <meta:user-defined meta:name="BungeniManAuthorURI">user.Ashok</meta:user-defined>
    <meta:user-defined meta:name="BungeniManDate">2008-12-16</meta:user-defined>
    <meta:user-defined meta:name="BungeniManDateName">manDate</meta:user-defined>
    <meta:user-defined meta:name="BungeniManURI">/ken/debaterecord/2008-12-16/eng@/main.xml</meta:user-defined>
    <meta:user-defined meta:name="BungeniOfficialDate">2008-12-17</meta:user-defined>
    <meta:user-defined meta:name="BungeniOfficialTime">08:22</meta:user-defined>
    <meta:user-defined meta:name="BungeniParliamentID">2</meta:user-defined>
    <meta:user-defined meta:name="BungeniParliamentSession">3</meta:user-defined>
    <meta:user-defined meta:name="BungeniParliamentSitting">4</meta:user-defined>
    <meta:user-defined meta:name="BungeniPublicationDate">2008-12-17</meta:user-defined>
    <meta:user-defined meta:name="BungeniPublicationName">Debate Record</meta:user-defined>
    <meta:user-defined meta:name="BungeniPublicationNameFull"/>
    <meta:user-defined meta:name="BungeniWorkAuthor">clerk.aClerk</meta:user-defined>
    <meta:user-defined meta:name="BungeniWorkAuthorURI">clerk.aClerk</meta:user-defined>
    <meta:user-defined meta:name="BungeniWorkDate">2008-12-17</meta:user-defined>
    <meta:user-defined meta:name="BungeniWorkDateName">workDate</meta:user-defined>
    <meta:user-defined meta:name="BungeniWorkURI">/ken/debaterecord/2008-12-16/main</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